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Exalted">
      <style:text-properties fo:language="en" fo:country="US"/>
    </style:style>
    <style:style style:name="P5" style:family="paragraph" style:parent-style-name="Exalted">
      <style:paragraph-properties fo:line-height="100%"/>
      <style:text-properties fo:language="en" fo:country="US"/>
    </style:style>
    <style:style style:name="P6" style:family="paragraph" style:parent-style-name="Exalted">
      <style:text-properties fo:color="#ff9900" loext:opacity="100%" style:font-name="Modern Antiqua" fo:font-size="14pt" fo:language="en" fo:country="US" style:letter-kerning="false" style:font-name-asian="Modern Antiqua1" style:font-size-asian="14pt" style:language-asian="zh" style:country-asian="CN" style:font-name-complex="Modern Antiqua1" style:font-size-complex="14pt" style:language-complex="hi" style:country-complex="IN"/>
    </style:style>
    <style:style style:name="P7" style:family="paragraph" style:parent-style-name="Exalted">
      <style:text-properties fo:color="#ff9900" loext:opacity="100%" style:font-name="Modern Antiqua" fo:font-size="14pt" fo:language="en" fo:country="US" style:font-name-asian="Modern Antiqua1" style:font-size-asian="14pt" style:font-name-complex="Modern Antiqua1" style:font-size-complex="14pt"/>
    </style:style>
    <style:style style:name="P8" style:family="paragraph" style:parent-style-name="Exalted">
      <style:paragraph-properties fo:line-height="100%" fo:text-align="center" style:justify-single-word="false"/>
      <style:text-properties fo:color="#ff9900" loext:opacity="100%" fo:font-size="18pt" fo:language="en" fo:country="US" fo:font-style="italic" style:font-size-asian="18pt" style:font-style-asian="italic" style:font-size-complex="18pt"/>
    </style:style>
    <style:style style:name="P9" style:family="paragraph" style:parent-style-name="Exalted">
      <style:paragraph-properties fo:margin-top="0in" fo:margin-bottom="0.0555in" style:contextual-spacing="false" fo:line-height="100%"/>
      <style:text-properties fo:language="en" fo:country="US"/>
    </style:style>
    <style:style style:name="P10" style:family="paragraph" style:parent-style-name="Heading_20_2">
      <style:paragraph-properties fo:margin-top="0in" fo:margin-bottom="0.0555in" style:contextual-spacing="false" fo:line-height="100%"/>
      <style:text-properties fo:language="en" fo:country="US"/>
    </style:style>
    <style:style style:name="P11" style:family="paragraph" style:parent-style-name="Exalted">
      <style:paragraph-properties fo:margin-top="0in" fo:margin-bottom="0.139in" style:contextual-spacing="false" fo:line-height="100%"/>
      <style:text-properties fo:language="en" fo:country="US"/>
    </style:style>
    <style:style style:name="P12" style:family="paragraph" style:parent-style-name="Exalted">
      <style:paragraph-properties fo:line-height="100%" fo:text-align="center" style:justify-single-word="false" fo:break-before="column"/>
      <style:text-properties fo:color="#ff9900" loext:opacity="100%" fo:font-size="18pt" fo:language="en" fo:country="US" fo:font-style="italic" style:font-size-asian="18pt" style:font-style-asian="italic" style:font-size-complex="18pt"/>
    </style:style>
    <style:style style:name="P13" style:family="paragraph" style:parent-style-name="Heading_20_2">
      <style:paragraph-properties fo:break-before="column"/>
      <style:text-properties fo:language="en" fo:country="US"/>
    </style:style>
    <style:style style:name="P14" style:family="paragraph" style:parent-style-name="Heading_20_2">
      <style:text-properties fo:language="en" fo:country="US"/>
    </style:style>
    <style:style style:name="P15" style:family="paragraph" style:parent-style-name="Heading_20_2">
      <style:paragraph-properties fo:line-height="100%"/>
      <style:text-properties fo:language="en" fo:country="US"/>
    </style:style>
    <style:style style:name="P16" style:family="paragraph" style:parent-style-name="Heading_20_1" style:master-page-name="Standard">
      <style:paragraph-properties style:page-number="1"/>
      <style:text-properties fo:font-size="22pt" fo:language="en" fo:country="US" style:font-size-asian="22pt" style:font-size-complex="22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650a2"/>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6" text:outline-level="1">Introduction</text:h>
        <text:p text:style-name="P4">Exalted is a game where the heroes are demigods, fonts of power. <text:s/>That which mortals toil and test against fall easily against the might of the Exalts, and the Exalts now test their mettle against the monsters and problems of the world: from the chaotic <text:span text:style-name="T3">F</text:span>ae beasts which rip at the edges of the world, to the horrid effects of greed and systemic corruption that hides in the hearts of man.</text:p>
        <text:p text:style-name="P4">More often than not, they will succeed in what they have set their mind to-yet they must explore the consequences and repercussions of such actions.</text:p>
        <text:p text:style-name="P4">To play Exalted, there are a few core setting themes that should be followed:</text:p>
        <text:p text:style-name="P6">Actions are Momentous</text:p>
        <text:p text:style-name="P4">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4">From the small, personal stories to world-shattering changes, the Exalt stands at the center of it.</text:p>
        <text:p text:style-name="P7">What is Done Cannot be Undone</text:p>
        <text:p text:style-name="P4">Exaltations cannot be rescinded, the dead cannot return to life except in a hollow mockery of what they once were, and the progress of time is constantly moving forward. Exalts must face the consequences of all their actions. </text:p>
        <text:p text:style-name="P7">The Heroes are Flawed</text:p>
        <text:p text:style-name="P9">Despite all of their powers and might, Exalts are still human and carry with them their flaws—and this does not make them any less of a hero.</text:p>
        <text:h text:style-name="P10" text:outline-level="2">Dice</text:h>
        <text:p text:style-name="P4"><text:span text:style-name="T1">Exalted Reincarnated </text:span>uses multiple ten-sided dice (d10s). It is suggested to have fifteen dice (real or virtual). The dice will represent digits between 1 and 10. <text:s/>(Some dice will have a 0, treat that as a 10).</text:p>
        <text:p text:style-name="P11">As well, having an allotment of various tokens-such as coins or poker chips-can help keep track of values that change within a scene.</text:p>
        <text:h text:style-name="P13" text:outline-level="2">Setting</text:h>
        <text:p text:style-name="P11">Creation trembles, poised at the turn of a new age. She strains as the systems and rules which long held her together collapse around her. Her population have become thrown into chaos, a time uncertain: a Time of Tumult.,</text:p>
        <text:p text:style-name="P11">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11">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11">The Great City of Thorns has fallen, another wellspring of Death and her servants bubbling up from the ever-present threat of the Underworld.</text:p>
        <text:p text:style-name="P11">The silent and secretive Sidereals, those Seers from their hidden places, watch, attempting to hold together what strands of Fate and Reality they might, bickering on what Is and what Shall Be.</text:p>
        <text:p text:style-name="P11">All the while, the minor powers seek to claim their own lands and hold in this uncertain time.</text:p>
        <text:p text:style-name="P4">In this time, the Sun has brought his Chosen back, those great heroes, those terrible Mad Emperors.</text:p>
        <text:p text:style-name="P4"/>
        <text:h text:style-name="P3" text:outline-level="1">Preface</text:h>
        <text:p text:style-name="P4"><text:span text:style-name="T2">Exalted</text:span>, by <text:span text:style-name="T2">Onyx Path Publishing,</text:span> is a role-playing game blending together high-action combat, social intrigue, and epic-scale actions from demigod heroes.</text:p>
        <text:p text:style-name="P11">The setting is full of rich lore, intricacies, and horrors that inspire and captivate the mind, begging to be explored by a hero of grand scale.</text:p>
        <text:p text:style-name="P11">However, the complexity and sheer size of the rules structure makes playing the game a daunting task, even for experienced role-players.</text:p>
        <text:p text:style-name="P4"><text:span text:style-name="T2">Exalted Reincarnated</text:span> is a fan-made work to rebuild and recreate Exalted from the ground up to better match its rich Lore, Setting, and Style.</text:p>
        <text:h text:style-name="P14" text:outline-level="2">Unofficial</text:h>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15" text:outline-level="2">Feedback</text:h>
        <text:p text:style-name="P5">This project is constantly evolving and changing. If you find problems or want to simply share suggestions, please do so! </text:p>
        <text:p text:style-name="P5"/>
        <text:p text:style-name="P8">Have fun!</text:p>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5T10:51:38.608000000</dc:date>
    <meta:editing-cycles>52</meta:editing-cycles>
    <meta:editing-duration>PT3H51M58S</meta:editing-duration>
    <meta:generator>LibreOffice/7.0.3.1$Windows_X86_64 LibreOffice_project/d7547858d014d4cf69878db179d326fc3483e082</meta:generator>
    <dc:creator>Samuel Smith</dc:creator>
    <meta:document-statistic meta:table-count="0" meta:image-count="0" meta:object-count="0" meta:page-count="2" meta:paragraph-count="37" meta:word-count="724" meta:character-count="4215" meta:non-whitespace-character-count="3527"/>
  </office:meta>
</office:document-meta>
</file>